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226512"/>
    </style:style>
    <style:style style:name="P2" style:family="paragraph" style:parent-style-name="Text_20_body">
      <style:text-properties officeooo:rsid="00233fcc" officeooo:paragraph-rsid="00233fcc"/>
    </style:style>
    <style:style style:name="P3" style:family="paragraph" style:parent-style-name="Text_20_body">
      <style:text-properties fo:font-weight="bold" officeooo:rsid="00233fcc" officeooo:paragraph-rsid="00233fcc" style:font-weight-asian="bold" style:font-weight-complex="bold"/>
    </style:style>
    <style:style style:name="P4" style:family="paragraph" style:parent-style-name="Text_20_body">
      <style:text-properties officeooo:paragraph-rsid="00233fcc"/>
    </style:style>
    <style:style style:name="T1" style:family="text">
      <style:text-properties officeooo:rsid="00226512"/>
    </style:style>
    <style:style style:name="T2" style:family="text">
      <style:text-properties officeooo:rsid="00251cff"/>
    </style:style>
    <style:style style:name="T3" style:family="text">
      <style:text-properties fo:font-weight="normal" style:font-weight-asian="normal" style:font-weight-complex="normal"/>
    </style:style>
    <style:style style:name="T4" style:family="text">
      <style:text-properties fo:font-weight="normal" officeooo:rsid="002220b6" style:font-weight-asian="normal" style:font-weight-complex="normal"/>
    </style:style>
    <style:style style:name="T5" style:family="text">
      <style:text-properties officeooo:rsid="00233f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Assumptions:</text:span></text:span></text:p>
      <text:p text:style-name="P2">I am uncertain if the question is asking for a model monitoring pipeline in general or for this ASR model. I have chosen to answer this with the ASR model in mind.</text:p>
      <text:p text:style-name="P3">Essay</text:p>
      <text:p text:style-name="P4">Model drift occurs when the data the model encounters changes over time, causing a decrease in its performance. For an Automatic Speech Recognition (ASR) model, drift can happen due to variations in accents, background noise, or changes in audio quality. For example, if the ASR model is deployed in a new region with different accents or it processes audio from noisy environments, its performance could degrade, causing more errors in transcriptions. A model monitoring pipeline helps detect this drift and ensure that the model continues to perform well.</text:p>
      <text:p text:style-name="P4">The first step in monitoring drift is to <text:span text:style-name="T2">determine the metrics used to track its performance</text:span>. For an ASR system, we <text:span text:style-name="T1">can </text:span>focus on <text:span text:style-name="Strong_20_Emphasis"><text:span text:style-name="T3">Word Error Rate (WER) </text:span></text:span><text:span text:style-name="Strong_20_Emphasis"><text:span text:style-name="T4">which m</text:span></text:span><text:span text:style-name="T3">easures how many words the model got wrong </text:span><text:span text:style-name="T4">compared to the ground truth transcription <text:s/>and </text:span><text:span text:style-name="Strong_20_Emphasis"><text:span text:style-name="T3">Character Error Rate (CER) </text:span></text:span><text:span text:style-name="Strong_20_Emphasis"><text:span text:style-name="T4">which</text:span></text:span> Measures errors at the character level <text:span text:style-name="T2">such as mispelling or missing and extra characters</text:span>. If these error rates increase significantly, it indicates that the model is not performing well and might be drifting from its original accuracy.</text:p>
      <text:p text:style-name="P1">Every time the ASR model processes an audio file, <text:span text:style-name="T5">audio file ID</text:span>, the transcribed text output, and the ground truth transcription <text:span text:style-name="T1">will be logged</text:span>. This can be done by <text:span text:style-name="T1">using a</text:span> Python script that logs each of these elements. <text:span text:style-name="T5">With</text:span> the transcriptions and ground truth<text:span text:style-name="T5">s</text:span>, the WER and CER <text:span text:style-name="T5">can be calculated </text:span>directly in Python. </text:p>
      <text:p text:style-name="P1">To track drift over time, <text:span text:style-name="T1">a</text:span><text:span text:style-name="T2">nother</text:span><text:span text:style-name="T1"> python script can be set up to</text:span> periodically check the WER and CER for new batches of transcriptions. For instance, every day or week, <text:span text:style-name="T1">this</text:span> script <text:span text:style-name="T1">would be ran to</text:span> calculate the average WER and CER for all transcriptions processed in the last period. If the WER or CER exceeds a predefined threshold (e.g., WER &gt; 0.2), this indicates a significant drop in model accuracy. </text:p>
      <text:p text:style-name="P4"><text:span text:style-name="T2">This </text:span><text:span text:style-name="T1">python script can then be set up to notify if</text:span> the average WER or CER exceeds a certain threshold <text:span text:style-name="T1">another python</text:span>. <text:span text:style-name="T1">This can be done by triggering</text:span> a notification <text:span text:style-name="T2">s</text:span>uch as an email or a log entry to <text:span text:style-name="T1">send an alert</text:span> the model might be experiencing drift. <text:span text:style-name="T1">Cron job on a server or a scheduled task on the local machine </text:span><text:span text:style-name="T5">with </text:span>Windows Task Scheduler<text:span text:style-name="T1"> can be used to</text:span> automate <text:span text:style-name="T1">the monitoring and scheduling scripts</text:span> to run periodically. The script will continuously monitor and log the WER and CER, checking for any signs of drift.</text:p>
      <text:p text:style-name="P4"><text:span text:style-name="T5">The main challenge with this would be the need for the </text:span>Ground truth transcription <text:span text:style-name="T5">which can be labour intensive as it would likely require manual labelling to correctly determine the actual transcription of the new input audio files. Hence, </text:span>Semi-supervised Evaluation <text:span text:style-name="T5">is proposed so that instead of comapring every single transcription to human-generated ground truth, only a subset of the transcriptions will be manually verified. </text:span><text:span text:style-name="T2">Periodically check the model’s performance on small but representative set of data to reduce the need for a complete ground truth for every audio input.</text:span></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SG"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SG"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3T16:25:52.726000000</meta:creation-date>
    <dc:date>2024-12-23T23:03:25.240000000</dc:date>
    <meta:editing-duration>PT30M31S</meta:editing-duration>
    <meta:editing-cycles>3</meta:editing-cycles>
    <meta:generator>LibreOffice/24.8.3.2$Windows_X86_64 LibreOffice_project/48a6bac9e7e268aeb4c3483fcf825c94556d9f92</meta:generator>
    <meta:document-statistic meta:table-count="0" meta:image-count="0" meta:object-count="0" meta:page-count="1" meta:paragraph-count="9" meta:word-count="519" meta:character-count="3080" meta:non-whitespace-character-count="2567"/>
  </office:meta>
</office:document-meta>
</file>